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st_founder_development" table:style-name="ta1">
        <table:shapes>
          <draw:frame draw:z-index="0" draw:style-name="gr1" draw:text-style-name="P1" svg:width="453.51pt" svg:height="255.09pt" svg:x="136.09pt" svg:y="18.65pt">
            <draw:object draw:notify-on-update-of-ranges="best_founder_development.A1:best_founder_development.A11 best_founder_development.B1:best_founder_development.B11 best_founder_development.A1:best_founder_development.A11 best_founder_development.C1:best_founder_development.C11 best_founder_development.A1:best_founder_development.A11 best_founder_development.D1:best_founder_development.D11 best_founder_development.A1:best_founder_development.A11 best_founder_development.E1:best_founder_development.E11 best_founder_development.A1:best_founder_development.A11 best_founder_development.F1:best_founder_development.F11 best_founder_development.A1:best_founder_development.A11 best_founder_development.G1:best_founder_development.G11 best_founder_development.A1:best_founder_development.A11 best_founder_development.H1:best_founder_development.H11 best_founder_development.A1:best_founder_development.A11 best_founder_development.I1:best_founder_development.I11 best_founder_development.A1:best_founder_development.A11 best_founder_development.J1:best_founder_development.J11 best_founder_development.A1:best_founder_development.A11 best_founder_development.K1:best_founder_development.K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969320214017" calcext:value-type="float">
            <text:p>0.93969320214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63895299261113" calcext:value-type="float">
            <text:p>1.63895299261113</text:p>
          </table:table-cell>
          <table:table-cell office:value-type="float" office:value="0" calcext:value-type="float">
            <text:p>0</text:p>
          </table:table-cell>
          <table:table-cell office:value-type="float" office:value="0.916895055062065" calcext:value-type="float">
            <text:p>0.916895055062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3023314148446" calcext:value-type="float">
            <text:p>0.883023314148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3263839434072" calcext:value-type="float">
            <text:p>2.43263839434072</text:p>
          </table:table-cell>
          <table:table-cell office:value-type="float" office:value="0" calcext:value-type="float">
            <text:p>0</text:p>
          </table:table-cell>
          <table:table-cell office:value-type="float" office:value="0.168009832013626" calcext:value-type="float">
            <text:p>0.168009832013626</text:p>
          </table:table-cell>
          <table:table-cell office:value-type="float" office:value="2.29224462325738" calcext:value-type="float">
            <text:p>2.29224462325738</text:p>
          </table:table-cell>
          <table:table-cell office:value-type="float" office:value="0" calcext:value-type="float">
            <text:p>0</text:p>
          </table:table-cell>
          <table:table-cell office:value-type="float" office:value="0.370822036114494" calcext:value-type="float">
            <text:p>0.3708220361144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9771005636578" calcext:value-type="float">
            <text:p>0.829771005636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792662513306" calcext:value-type="float">
            <text:p>0.253792662513306</text:p>
          </table:table-cell>
          <table:table-cell office:value-type="float" office:value="4.59355126204732" calcext:value-type="float">
            <text:p>4.59355126204732</text:p>
          </table:table-cell>
          <table:table-cell office:value-type="float" office:value="0" calcext:value-type="float">
            <text:p>0</text:p>
          </table:table-cell>
          <table:table-cell office:value-type="float" office:value="0.0695952292830704" calcext:value-type="float">
            <text:p>0.06959522928307</text:p>
          </table:table-cell>
          <table:table-cell office:value-type="float" office:value="2.79383797573445" calcext:value-type="float">
            <text:p>2.79383797573445</text:p>
          </table:table-cell>
          <table:table-cell office:value-type="float" office:value="0" calcext:value-type="float">
            <text:p>0</text:p>
          </table:table-cell>
          <table:table-cell office:value-type="float" office:value="0.149972433277864" calcext:value-type="float">
            <text:p>0.149972433277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9730173329705" calcext:value-type="float">
            <text:p>0.779730173329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008752932644" calcext:value-type="float">
            <text:p>0.178008752932644</text:p>
          </table:table-cell>
          <table:table-cell office:value-type="float" office:value="6.39624069858463" calcext:value-type="float">
            <text:p>6.39624069858463</text:p>
          </table:table-cell>
          <table:table-cell office:value-type="float" office:value="0" calcext:value-type="float">
            <text:p>0</text:p>
          </table:table-cell>
          <table:table-cell office:value-type="float" office:value="0.0288286458055045" calcext:value-type="float">
            <text:p>0.028828645805505</text:p>
          </table:table-cell>
          <table:table-cell office:value-type="float" office:value="3.09884990201764" calcext:value-type="float">
            <text:p>3.09884990201764</text:p>
          </table:table-cell>
          <table:table-cell office:value-type="float" office:value="0" calcext:value-type="float">
            <text:p>0</text:p>
          </table:table-cell>
          <table:table-cell office:value-type="float" office:value="0.0606537059635229" calcext:value-type="float">
            <text:p>0.0606537059635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27071433815" calcext:value-type="float">
            <text:p>0.7327071433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6652692493608" calcext:value-type="float">
            <text:p>0.094665269249361</text:p>
          </table:table-cell>
          <table:table-cell office:value-type="float" office:value="7.73173050951386" calcext:value-type="float">
            <text:p>7.73173050951386</text:p>
          </table:table-cell>
          <table:table-cell office:value-type="float" office:value="0" calcext:value-type="float">
            <text:p>0</text:p>
          </table:table-cell>
          <table:table-cell office:value-type="float" office:value="0.0119417785894327" calcext:value-type="float">
            <text:p>0.011941778589433</text:p>
          </table:table-cell>
          <table:table-cell office:value-type="float" office:value="3.24084202542492" calcext:value-type="float">
            <text:p>3.24084202542492</text:p>
          </table:table-cell>
          <table:table-cell office:value-type="float" office:value="0" calcext:value-type="float">
            <text:p>0</text:p>
          </table:table-cell>
          <table:table-cell office:value-type="float" office:value="0.0245303217844935" calcext:value-type="float">
            <text:p>0.0245303217844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8519921795139" calcext:value-type="float">
            <text:p>0.688519921795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2232426734091" calcext:value-type="float">
            <text:p>0.045223242673409</text:p>
          </table:table-cell>
          <table:table-cell office:value-type="float" office:value="8.59646967299323" calcext:value-type="float">
            <text:p>8.59646967299323</text:p>
          </table:table-cell>
          <table:table-cell office:value-type="float" office:value="0" calcext:value-type="float">
            <text:p>0</text:p>
          </table:table-cell>
          <table:table-cell office:value-type="float" office:value="0.00494667966165116" calcext:value-type="float">
            <text:p>0.004946679661651</text:p>
          </table:table-cell>
          <table:table-cell office:value-type="float" office:value="3.26629117599108" calcext:value-type="float">
            <text:p>3.26629117599108</text:p>
          </table:table-cell>
          <table:table-cell office:value-type="float" office:value="0" calcext:value-type="float">
            <text:p>0</text:p>
          </table:table-cell>
          <table:table-cell office:value-type="float" office:value="0.00992085606793231" calcext:value-type="float">
            <text:p>0.0099208560679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46997490048973" calcext:value-type="float">
            <text:p>0.646997490048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587326966119" calcext:value-type="float">
            <text:p>0.020458732696612</text:p>
          </table:table-cell>
          <table:table-cell office:value-type="float" office:value="9.05770313474172" calcext:value-type="float">
            <text:p>9.05770313474172</text:p>
          </table:table-cell>
          <table:table-cell office:value-type="float" office:value="0" calcext:value-type="float">
            <text:p>0</text:p>
          </table:table-cell>
          <table:table-cell office:value-type="float" office:value="0.00204907832545534" calcext:value-type="float">
            <text:p>0.002049078325455</text:p>
          </table:table-cell>
          <table:table-cell office:value-type="float" office:value="3.21487434913492" calcext:value-type="float">
            <text:p>3.21487434913492</text:p>
          </table:table-cell>
          <table:table-cell office:value-type="float" office:value="0" calcext:value-type="float">
            <text:p>0</text:p>
          </table:table-cell>
          <table:table-cell office:value-type="float" office:value="0.0040123152882098" calcext:value-type="float">
            <text:p>0.004012315288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07979143200772" calcext:value-type="float">
            <text:p>0.607979143200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97025810693431" calcext:value-type="float">
            <text:p>0.008970258106934</text:p>
          </table:table-cell>
          <table:table-cell office:value-type="float" office:value="9.2072516689755" calcext:value-type="float">
            <text:p>9.2072516689755</text:p>
          </table:table-cell>
          <table:table-cell office:value-type="float" office:value="0" calcext:value-type="float">
            <text:p>0</text:p>
          </table:table-cell>
          <table:table-cell office:value-type="float" office:value="0.000848796014911011" calcext:value-type="float">
            <text:p>0.000848796014911</text:p>
          </table:table-cell>
          <table:table-cell office:value-type="float" office:value="3.11583682239713" calcext:value-type="float">
            <text:p>3.11583682239713</text:p>
          </table:table-cell>
          <table:table-cell office:value-type="float" office:value="0" calcext:value-type="float">
            <text:p>0</text:p>
          </table:table-cell>
          <table:table-cell office:value-type="float" office:value="0.00162271016349473" calcext:value-type="float">
            <text:p>0.0016227101634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131386790877" calcext:value-type="float">
            <text:p>0.57131386790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5808738694213" calcext:value-type="float">
            <text:p>0.003858087386942</text:p>
          </table:table-cell>
          <table:table-cell office:value-type="float" office:value="9.13348734054392" calcext:value-type="float">
            <text:p>9.13348734054392</text:p>
          </table:table-cell>
          <table:table-cell office:value-type="float" office:value="0" calcext:value-type="float">
            <text:p>0</text:p>
          </table:table-cell>
          <table:table-cell office:value-type="float" office:value="0.00035159938299026" calcext:value-type="float">
            <text:p>0.00035159938299</text:p>
          </table:table-cell>
          <table:table-cell office:value-type="float" office:value="2.98930019858334" calcext:value-type="float">
            <text:p>2.98930019858334</text:p>
          </table:table-cell>
          <table:table-cell office:value-type="float" office:value="0" calcext:value-type="float">
            <text:p>0</text:p>
          </table:table-cell>
          <table:table-cell office:value-type="float" office:value="0.000656276510085515" calcext:value-type="float">
            <text:p>0.0006562765100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6859757962279" calcext:value-type="float">
            <text:p>0.536859757962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3901326908843" calcext:value-type="float">
            <text:p>0.001639013269088</text:p>
          </table:table-cell>
          <table:table-cell office:value-type="float" office:value="8.90955145250977" calcext:value-type="float">
            <text:p>8.90955145250977</text:p>
          </table:table-cell>
          <table:table-cell office:value-type="float" office:value="0" calcext:value-type="float">
            <text:p>0</text:p>
          </table:table-cell>
          <table:table-cell office:value-type="float" office:value="0.000145644093454059" calcext:value-type="float">
            <text:p>0.000145644093454</text:p>
          </table:table-cell>
          <table:table-cell office:value-type="float" office:value="2.84856737506437" calcext:value-type="float">
            <text:p>2.84856737506437</text:p>
          </table:table-cell>
          <table:table-cell office:value-type="float" office:value="0" calcext:value-type="float">
            <text:p>0</text:p>
          </table:table-cell>
          <table:table-cell office:value-type="float" office:value="0.000265419461453581" calcext:value-type="float">
            <text:p>0.000265419461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7:02:54.775020460</dc:date>
    <meta:editing-duration>PT1M47S</meta:editing-duration>
    <meta:editing-cycles>1</meta:editing-cycles>
    <meta:document-statistic meta:table-count="1" meta:cell-count="12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1.96cm" style:legend-expansion="high" chart:style-name="ch2"/>
        <chart:plot-area chart:style-name="ch3" table:cell-range-address="best_founder_development.A1:best_founder_development.K11" svg:x="0.32cm" svg:y="0.18cm" svg:width="12.481cm" svg:height="8.64cm">
          <chartooo:coordinate-region svg:x="0.756cm" svg:y="0.379cm" svg:width="11.67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founder_development.B1:best_founder_development.B11" chart:class="chart:scatter">
            <chart:domain table:cell-range-address="best_founder_development.A1:best_founder_development.A11"/>
            <chart:data-point chart:repeated="11"/>
          </chart:series>
          <chart:series chart:style-name="ch7" chart:values-cell-range-address="best_founder_development.C1:best_founder_development.C11" chart:class="chart:scatter">
            <chart:data-point chart:repeated="11"/>
          </chart:series>
          <chart:series chart:style-name="ch8" chart:values-cell-range-address="best_founder_development.D1:best_founder_development.D11" chart:class="chart:scatter">
            <chart:data-point chart:repeated="11"/>
          </chart:series>
          <chart:series chart:style-name="ch9" chart:values-cell-range-address="best_founder_development.E1:best_founder_development.E11" chart:class="chart:scatter">
            <chart:data-point chart:repeated="11"/>
          </chart:series>
          <chart:series chart:style-name="ch10" chart:values-cell-range-address="best_founder_development.F1:best_founder_development.F11" chart:class="chart:scatter">
            <chart:data-point chart:repeated="11"/>
          </chart:series>
          <chart:series chart:style-name="ch11" chart:values-cell-range-address="best_founder_development.G1:best_founder_development.G11" chart:class="chart:scatter">
            <chart:data-point chart:repeated="11"/>
          </chart:series>
          <chart:series chart:style-name="ch12" chart:values-cell-range-address="best_founder_development.H1:best_founder_development.H11" chart:class="chart:scatter">
            <chart:data-point chart:repeated="11"/>
          </chart:series>
          <chart:series chart:style-name="ch13" chart:values-cell-range-address="best_founder_development.I1:best_founder_development.I11" chart:class="chart:scatter">
            <chart:data-point chart:repeated="11"/>
          </chart:series>
          <chart:series chart:style-name="ch14" chart:values-cell-range-address="best_founder_development.J1:best_founder_development.J11" chart:class="chart:scatter">
            <chart:data-point chart:repeated="11"/>
          </chart:series>
          <chart:series chart:style-name="ch15" chart:values-cell-range-address="best_founder_development.K1:best_founder_development.K11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st_founder_development.A1:best_founder_development.A11</svg:desc>
                </draw:g>
              </table:table-cell>
              <table:table-cell office:value-type="float" office:value="1">
                <text:p>1</text:p>
                <draw:g>
                  <svg:desc>best_founder_development.B1:best_founder_development.B11</svg:desc>
                </draw:g>
              </table:table-cell>
              <table:table-cell office:value-type="float" office:value="0">
                <text:p>0</text:p>
                <draw:g>
                  <svg:desc>best_founder_development.C1:best_founder_development.C11</svg:desc>
                </draw:g>
              </table:table-cell>
              <table:table-cell office:value-type="float" office:value="0">
                <text:p>0</text:p>
                <draw:g>
                  <svg:desc>best_founder_development.D1:best_founder_development.D11</svg:desc>
                </draw:g>
              </table:table-cell>
              <table:table-cell office:value-type="float" office:value="0">
                <text:p>0</text:p>
                <draw:g>
                  <svg:desc>best_founder_development.E1:best_founder_development.E11</svg:desc>
                </draw:g>
              </table:table-cell>
              <table:table-cell office:value-type="float" office:value="0">
                <text:p>0</text:p>
                <draw:g>
                  <svg:desc>best_founder_development.F1:best_founder_development.F11</svg:desc>
                </draw:g>
              </table:table-cell>
              <table:table-cell office:value-type="float" office:value="0">
                <text:p>0</text:p>
                <draw:g>
                  <svg:desc>best_founder_development.G1:best_founder_development.G11</svg:desc>
                </draw:g>
              </table:table-cell>
              <table:table-cell office:value-type="float" office:value="0">
                <text:p>0</text:p>
                <draw:g>
                  <svg:desc>best_founder_development.H1:best_founder_development.H11</svg:desc>
                </draw:g>
              </table:table-cell>
              <table:table-cell office:value-type="float" office:value="0">
                <text:p>0</text:p>
                <draw:g>
                  <svg:desc>best_founder_development.I1:best_founder_development.I11</svg:desc>
                </draw:g>
              </table:table-cell>
              <table:table-cell office:value-type="float" office:value="0">
                <text:p>0</text:p>
                <draw:g>
                  <svg:desc>best_founder_development.J1:best_founder_development.J11</svg:desc>
                </draw:g>
              </table:table-cell>
              <table:table-cell office:value-type="float" office:value="0">
                <text:p>0</text:p>
                <draw:g>
                  <svg:desc>best_founder_development.K1:best_founder_development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3969320214017">
                <text:p>0.93969320214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3895299261113">
                <text:p>1.63895299261113</text:p>
              </table:table-cell>
              <table:table-cell office:value-type="float" office:value="0">
                <text:p>0</text:p>
              </table:table-cell>
              <table:table-cell office:value-type="float" office:value="0.916895055062065">
                <text:p>0.916895055062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83023314148446">
                <text:p>0.883023314148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3263839434072">
                <text:p>2.43263839434072</text:p>
              </table:table-cell>
              <table:table-cell office:value-type="float" office:value="0">
                <text:p>0</text:p>
              </table:table-cell>
              <table:table-cell office:value-type="float" office:value="0.168009832013626">
                <text:p>0.168009832013626</text:p>
              </table:table-cell>
              <table:table-cell office:value-type="float" office:value="2.29224462325738">
                <text:p>2.29224462325738</text:p>
              </table:table-cell>
              <table:table-cell office:value-type="float" office:value="0">
                <text:p>0</text:p>
              </table:table-cell>
              <table:table-cell office:value-type="float" office:value="0.370822036114494">
                <text:p>0.370822036114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29771005636578">
                <text:p>0.829771005636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3792662513306">
                <text:p>0.253792662513306</text:p>
              </table:table-cell>
              <table:table-cell office:value-type="float" office:value="4.59355126204732">
                <text:p>4.59355126204732</text:p>
              </table:table-cell>
              <table:table-cell office:value-type="float" office:value="0">
                <text:p>0</text:p>
              </table:table-cell>
              <table:table-cell office:value-type="float" office:value="0.0695952292830704">
                <text:p>0.0695952292830704</text:p>
              </table:table-cell>
              <table:table-cell office:value-type="float" office:value="2.79383797573445">
                <text:p>2.79383797573445</text:p>
              </table:table-cell>
              <table:table-cell office:value-type="float" office:value="0">
                <text:p>0</text:p>
              </table:table-cell>
              <table:table-cell office:value-type="float" office:value="0.149972433277864">
                <text:p>0.149972433277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79730173329705">
                <text:p>0.779730173329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8008752932644">
                <text:p>0.178008752932644</text:p>
              </table:table-cell>
              <table:table-cell office:value-type="float" office:value="6.39624069858463">
                <text:p>6.39624069858463</text:p>
              </table:table-cell>
              <table:table-cell office:value-type="float" office:value="0">
                <text:p>0</text:p>
              </table:table-cell>
              <table:table-cell office:value-type="float" office:value="0.0288286458055045">
                <text:p>0.0288286458055045</text:p>
              </table:table-cell>
              <table:table-cell office:value-type="float" office:value="3.09884990201764">
                <text:p>3.09884990201764</text:p>
              </table:table-cell>
              <table:table-cell office:value-type="float" office:value="0">
                <text:p>0</text:p>
              </table:table-cell>
              <table:table-cell office:value-type="float" office:value="0.0606537059635229">
                <text:p>0.0606537059635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327071433815">
                <text:p>0.7327071433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46652692493608">
                <text:p>0.0946652692493608</text:p>
              </table:table-cell>
              <table:table-cell office:value-type="float" office:value="7.73173050951386">
                <text:p>7.73173050951386</text:p>
              </table:table-cell>
              <table:table-cell office:value-type="float" office:value="0">
                <text:p>0</text:p>
              </table:table-cell>
              <table:table-cell office:value-type="float" office:value="0.0119417785894327">
                <text:p>0.0119417785894327</text:p>
              </table:table-cell>
              <table:table-cell office:value-type="float" office:value="3.24084202542492">
                <text:p>3.24084202542492</text:p>
              </table:table-cell>
              <table:table-cell office:value-type="float" office:value="0">
                <text:p>0</text:p>
              </table:table-cell>
              <table:table-cell office:value-type="float" office:value="0.0245303217844935">
                <text:p>0.0245303217844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88519921795139">
                <text:p>0.688519921795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2232426734091">
                <text:p>0.0452232426734091</text:p>
              </table:table-cell>
              <table:table-cell office:value-type="float" office:value="8.59646967299323">
                <text:p>8.59646967299323</text:p>
              </table:table-cell>
              <table:table-cell office:value-type="float" office:value="0">
                <text:p>0</text:p>
              </table:table-cell>
              <table:table-cell office:value-type="float" office:value="0.00494667966165116">
                <text:p>0.00494667966165116</text:p>
              </table:table-cell>
              <table:table-cell office:value-type="float" office:value="3.26629117599108">
                <text:p>3.26629117599108</text:p>
              </table:table-cell>
              <table:table-cell office:value-type="float" office:value="0">
                <text:p>0</text:p>
              </table:table-cell>
              <table:table-cell office:value-type="float" office:value="0.00992085606793231">
                <text:p>0.00992085606793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46997490048973">
                <text:p>0.646997490048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4587326966119">
                <text:p>0.0204587326966119</text:p>
              </table:table-cell>
              <table:table-cell office:value-type="float" office:value="9.05770313474172">
                <text:p>9.05770313474172</text:p>
              </table:table-cell>
              <table:table-cell office:value-type="float" office:value="0">
                <text:p>0</text:p>
              </table:table-cell>
              <table:table-cell office:value-type="float" office:value="0.00204907832545534">
                <text:p>0.00204907832545534</text:p>
              </table:table-cell>
              <table:table-cell office:value-type="float" office:value="3.21487434913492">
                <text:p>3.21487434913492</text:p>
              </table:table-cell>
              <table:table-cell office:value-type="float" office:value="0">
                <text:p>0</text:p>
              </table:table-cell>
              <table:table-cell office:value-type="float" office:value="0.0040123152882098">
                <text:p>0.0040123152882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07979143200772">
                <text:p>0.607979143200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7025810693431">
                <text:p>0.00897025810693431</text:p>
              </table:table-cell>
              <table:table-cell office:value-type="float" office:value="9.2072516689755">
                <text:p>9.2072516689755</text:p>
              </table:table-cell>
              <table:table-cell office:value-type="float" office:value="0">
                <text:p>0</text:p>
              </table:table-cell>
              <table:table-cell office:value-type="float" office:value="0.000848796014911011">
                <text:p>0.000848796014911011</text:p>
              </table:table-cell>
              <table:table-cell office:value-type="float" office:value="3.11583682239713">
                <text:p>3.11583682239713</text:p>
              </table:table-cell>
              <table:table-cell office:value-type="float" office:value="0">
                <text:p>0</text:p>
              </table:table-cell>
              <table:table-cell office:value-type="float" office:value="0.00162271016349473">
                <text:p>0.0016227101634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7131386790877">
                <text:p>0.57131386790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85808738694213">
                <text:p>0.00385808738694213</text:p>
              </table:table-cell>
              <table:table-cell office:value-type="float" office:value="9.13348734054392">
                <text:p>9.13348734054392</text:p>
              </table:table-cell>
              <table:table-cell office:value-type="float" office:value="0">
                <text:p>0</text:p>
              </table:table-cell>
              <table:table-cell office:value-type="float" office:value="0.00035159938299026">
                <text:p>0.00035159938299026</text:p>
              </table:table-cell>
              <table:table-cell office:value-type="float" office:value="2.98930019858334">
                <text:p>2.98930019858334</text:p>
              </table:table-cell>
              <table:table-cell office:value-type="float" office:value="0">
                <text:p>0</text:p>
              </table:table-cell>
              <table:table-cell office:value-type="float" office:value="0.000656276510085515">
                <text:p>0.000656276510085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36859757962279">
                <text:p>0.536859757962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3901326908843">
                <text:p>0.00163901326908843</text:p>
              </table:table-cell>
              <table:table-cell office:value-type="float" office:value="8.90955145250977">
                <text:p>8.90955145250977</text:p>
              </table:table-cell>
              <table:table-cell office:value-type="float" office:value="0">
                <text:p>0</text:p>
              </table:table-cell>
              <table:table-cell office:value-type="float" office:value="0.000145644093454059">
                <text:p>0.000145644093454059</text:p>
              </table:table-cell>
              <table:table-cell office:value-type="float" office:value="2.84856737506437">
                <text:p>2.84856737506437</text:p>
              </table:table-cell>
              <table:table-cell office:value-type="float" office:value="0">
                <text:p>0</text:p>
              </table:table-cell>
              <table:table-cell office:value-type="float" office:value="0.000265419461453581">
                <text:p>0.000265419461453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